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4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45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2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style:font-name-asian="Segoe UI1" style:font-size-asian="8.5pt" style:font-name-complex="Segoe UI1" style:font-size-complex="8.5pt"/>
    </style:style>
    <style:style style:name="P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10pt" style:font-name-asian="Segoe UI1" style:font-size-asian="8.5pt" style:font-name-complex="Segoe UI1" style:font-size-complex="8.5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fo:color="#000099" style:text-position="super 58%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3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style:font-size-asian="32pt" style:font-size-complex="32pt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7" style:family="text">
      <style:text-properties fo:color="#000099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text-position="super 58%" style:font-name="Segoe UI1" fo:font-size="7pt" fo:font-style="italic" style:font-name-asian="Segoe UI1" style:font-size-asian="7pt" style:font-style-asian="italic" style:font-name-complex="Segoe UI1" style:font-size-complex="7pt" style:font-style-complex="italic"/>
    </style:style>
    <style:style style:name="T9" style:family="text">
      <style:text-properties style:font-name="Segoe UI Semibold" fo:font-size="15pt" style:font-size-asian="15pt" style:font-size-complex="15pt"/>
    </style:style>
    <style:style style:name="T10" style:family="text">
      <style:text-properties fo:color="#000000" style:text-position="0% 100%" style:font-name="Segoe UI Semibold" fo:font-size="32pt" fo:font-style="normal" style:font-name-asian="Segoe UI1" style:font-size-asian="32pt" style:font-style-asian="normal" style:font-name-complex="Segoe UI1" style:font-size-complex="32pt" style:font-style-complex="normal"/>
    </style:style>
    <style:style style:name="T11" style:family="text">
      <style:text-properties fo:color="#000000" style:text-position="0% 100%" style:font-name="Segoe UI" fo:font-size="32pt" fo:font-style="normal" style:font-name-asian="Segoe UI1" style:font-size-asian="32pt" style:font-style-asian="normal" style:font-name-complex="Segoe UI1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4" draw:layer="layout" svg:width="24.892cm" svg:height="6.35cm" svg:x="1.524cm" svg:y="1.016cm">
          <draw:text-box>
            <text:p text:style-name="P1"><text:span text:style-name="T1">Psalm 68:1–10</text:span></text:p>
            <text:p text:style-name="P2"><text:span text:style-name="T2">1</text:span><text:span text:style-name="T3">God shall arise, his enemies shall be</text:span><text:span text:style-name="T3"> scattered;</text:span></text:p>
            <text:p text:style-name="P3"><text:span text:style-name="T4"><text:s text:c="4"/></text:span><text:span text:style-name="T5">and those who hate him shall flee before </text:span></text:p>
            <text:p text:style-name="P3"><text:span text:style-name="T5"><text:s text:c="4"/></text:span><text:span text:style-name="T5">Him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8" draw:layer="layout" svg:width="24.638cm" svg:height="6.58cm" svg:x="1.685cm" svg:y="1.04cm">
          <draw:text-box>
            <text:p text:style-name="P6"><text:span text:style-name="T2">2</text:span><text:span text:style-name="T3">As smoke is driven away, so you shall drive</text:span><text:span text:style-name="T3"> </text:span></text:p>
            <text:p text:style-name="P6"><text:span text:style-name="T3"><text:s/></text:span><text:span text:style-name="T3">them away;</text:span></text:p>
            <text:p text:style-name="P7"><text:span text:style-name="T4"><text:s text:c="4"/></text:span><text:span text:style-name="T5">as wax melts before fire, so the wicked </text:span></text:p>
            <text:p text:style-name="P7"><text:span text:style-name="T5"><text:s text:c="4"/></text:span><text:span text:style-name="T5">shall perish before Go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8" draw:layer="layout" svg:width="24.892cm" svg:height="5.256cm" svg:x="1.524cm" svg:y="0.84cm">
          <draw:text-box>
            <text:p text:style-name="P6"><text:span text:style-name="T2">3</text:span><text:span text:style-name="T3">But the righteous shall be glad;</text:span></text:p>
            <text:p text:style-name="P7"><text:span text:style-name="T3">they shall exult be</text:span><text:span text:style-name="T3">fore God;</text:span></text:p>
            <text:p text:style-name="P7"><text:span text:style-name="T5"><text:s text:c="5"/></text:span><text:span text:style-name="T5">they shall be jubilant with joy!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8" draw:layer="layout" svg:width="24.638cm" svg:height="6.487cm" svg:x="1.754cm" svg:y="0.879cm">
          <draw:text-box>
            <text:p text:style-name="P6"><text:span text:style-name="T2">4</text:span><text:span text:style-name="T3">Sing to God, sing praises</text:span><text:span text:style-name="T3"> to his name;</text:span></text:p>
            <text:p text:style-name="P3"><text:span text:style-name="T4"><text:s text:c="4"/></text:span><text:span text:style-name="T5">lift up a song to him who rides through <text:s text:c="2"/></text:span></text:p>
            <text:p text:style-name="P2"><text:span text:style-name="T5"><text:s text:c="5"/></text:span><text:span text:style-name="T5">the deserts; his name is the L</text:span><text:span text:style-name="T6">ORD</text:span><text:span text:style-name="T5">;</text:span></text:p>
            <text:p text:style-name="P3"><text:span text:style-name="T5"><text:s text:c="4"/></text:span><text:span text:style-name="T5">exult before him!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6" draw:text-style-name="P8" draw:layer="layout" svg:width="25.4cm" svg:height="7.766cm" svg:x="1.27cm" svg:y="0.948cm">
          <draw:text-box>
            <text:p text:style-name="P6"><text:span text:style-name="T2">5</text:span><text:span text:style-name="T3">Father of the fatherless and protector of </text:span><text:span text:style-name="T3">widows</text:span></text:p>
            <text:p text:style-name="P7"><text:span text:style-name="T4"><text:s text:c="4"/></text:span><text:span text:style-name="T5">is God in his holy habitation.</text:span></text:p>
            <text:p text:style-name="P10"><text:span text:style-name="T2">6</text:span><text:span text:style-name="T3">God settles the solitary in a home;</text:span></text:p>
            <text:p text:style-name="P7"><text:span text:style-name="T3">he leads out the prisoners to pros</text:span><text:span text:style-name="T3">perity,</text:span></text:p>
            <text:p text:style-name="P7"><text:span text:style-name="T5"><text:s text:c="4"/></text:span><text:span text:style-name="T5">but the rebellious dwell in a parched la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7" draw:text-style-name="P8" draw:layer="layout" svg:width="25.4cm" svg:height="7.942cm" svg:x="1.27cm" svg:y="0.948cm">
          <draw:text-box>
            <text:p text:style-name="P6"><text:span text:style-name="T2">7</text:span><text:span text:style-name="T3">O God, when you went out before your people,</text:span></text:p>
            <text:p text:style-name="P7"><text:span text:style-name="T4"><text:s text:c="4"/></text:span><text:span text:style-name="T5">when you marched through the wilderness, </text:span></text:p>
            <text:p text:style-name="P10"><text:span text:style-name="T7">8</text:span><text:span text:style-name="T3">the earth quaked, the heavens poured down <text:s/></text:span></text:p>
            <text:p text:style-name="P7"><text:span text:style-name="T3">rain, before God, the One of Sinai,</text:span></text:p>
            <text:p text:style-name="P7"><text:span text:style-name="T5"><text:s text:c="4"/></text:span><text:span text:style-name="T5">before God, the God of Israel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8" draw:text-style-name="P8" draw:layer="layout" svg:width="25.4cm" svg:height="9.968cm" svg:x="1.27cm" svg:y="0.948cm">
          <draw:text-box>
            <text:p text:style-name="P6"><text:span text:style-name="T8"><text:s/></text:span><text:span text:style-name="T7">9</text:span><text:span text:style-name="T3">Rain in abundance, O God, you shed abroad;</text:span></text:p>
            <text:p text:style-name="P7"><text:span text:style-name="T4"><text:s text:c="4"/></text:span><text:span text:style-name="T5">you restored your inheritance as it </text:span></text:p>
            <text:p text:style-name="P7"><text:span text:style-name="T5"><text:s text:c="4"/></text:span><text:span text:style-name="T5">languished;</text:span></text:p>
            <text:p text:style-name="P10"><text:span text:style-name="T7">10</text:span><text:span text:style-name="T3">your flock found a dwelling in it;</text:span></text:p>
            <text:p text:style-name="P7"><text:span text:style-name="T5"><text:s text:c="4"/></text:span><text:span text:style-name="T5">in your goodness, O God, you provided for </text:span></text:p>
            <text:p text:style-name="P7"><text:span text:style-name="T5"><text:s text:c="4"/></text:span><text:span text:style-name="T5">the needy.</text:span></text:p>
            <text:p text:style-name="P10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9" draw:text-style-name="P4" draw:layer="layout" svg:width="24.384cm" svg:height="6.672cm" svg:x="1.778cm" svg:y="1.016cm">
          <draw:text-box>
            <text:p text:style-name="P1"><text:span text:style-name="T8"><text:s/></text:span><text:span text:style-name="T10">C: </text:span><text:span text:style-name="T11">Glory be to the Father and to the Son</text:span></text:p>
            <text:p text:style-name="P1"><text:span text:style-name="T11">and to the Holy Spirit;</text:span></text:p>
            <text:p text:style-name="P1"><text:span text:style-name="T11">As it was in the beginning, is now,</text:span></text:p>
            <text:p text:style-name="P1"><text:span text:style-name="T11">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07:48:03.962000000</meta:creation-date>
    <dc:title>1030 Wt. Intro</dc:title>
    <meta:editing-duration>PT4M2S</meta:editing-duration>
    <meta:editing-cycles>4</meta:editing-cycles>
    <meta:generator>LibreOffice/5.3.3.2$Windows_X86_64 LibreOffice_project/3d9a8b4b4e538a85e0782bd6c2d430bafe583448</meta:generator>
    <dc:date>2017-05-25T08:23:50.413000000</dc:date>
    <meta:document-statistic meta:object-count="56"/>
  </office:meta>
</office:document-meta>
</file>